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a7500" draw:opacity="90%" draw:textarea-horizontal-align="justify" draw:textarea-vertical-align="middle" draw:auto-grow-height="false" fo:min-height="0.232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650953" draw:opacity="81%" draw:textarea-horizontal-align="justify" draw:textarea-vertical-align="middle" draw:auto-grow-height="false" fo:min-height="0.232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127622" draw:opacity="72%" draw:textarea-horizontal-align="justify" draw:textarea-vertical-align="middle" draw:auto-grow-height="false" fo:min-height="0.232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3465a4" draw:opacity="72%" draw:textarea-horizontal-align="justify" draw:textarea-vertical-align="middle" draw:auto-grow-height="false" fo:min-height="0.232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ea7500" draw:opacity="90%"/>
      <style:paragraph-properties fo:text-align="center"/>
    </style:style>
    <style:style style:name="P2" style:family="paragraph">
      <loext:graphic-properties draw:fill-color="#650953" draw:opacity="81%"/>
      <style:paragraph-properties fo:text-align="center"/>
    </style:style>
    <style:style style:name="P3" style:family="paragraph">
      <loext:graphic-properties draw:fill-color="#127622" draw:opacity="72%"/>
      <style:paragraph-properties fo:text-align="center"/>
    </style:style>
    <style:style style:name="P4" style:family="paragraph">
      <loext:graphic-properties draw:fill-color="#3465a4" draw:opacity="72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6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2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3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3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4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4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5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5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4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4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5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5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5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5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6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1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5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5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6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4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4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5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5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4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4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5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5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5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5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6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1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5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5.6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65cm" svg:y="6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0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2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2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2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2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3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3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3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3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2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2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2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2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3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3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3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3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4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4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5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1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5.6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3.65cm" svg:y="6.1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4.15cm" svg:y="6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5cm" svg:y="6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15cm" svg:y="6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5cm" svg:y="7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15cm" svg:y="7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6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15cm" svg:y="6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7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15cm" svg:y="7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5cm" svg:y="7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15cm" svg:y="7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5cm" svg:y="8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15cm" svg:y="8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7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15cm" svg:y="7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8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15cm" svg:y="8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65cm" svg:y="6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15cm" svg:y="6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65cm" svg:y="7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15cm" svg:y="7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65cm" svg:y="6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15cm" svg:y="6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65cm" svg:y="7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15cm" svg:y="7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65cm" svg:y="7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15cm" svg:y="7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65cm" svg:y="8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15cm" svg:y="8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65cm" svg:y="7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15cm" svg:y="7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65cm" svg:y="8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15cm" svg:y="8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5cm" svg:y="8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15cm" svg:y="8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5cm" svg:y="9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15cm" svg:y="9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8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15cm" svg:y="8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9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15cm" svg:y="9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5cm" svg:y="9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15cm" svg:y="9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65cm" svg:y="10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15cm" svg:y="10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9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15cm" svg:y="9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65cm" svg:y="10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15cm" svg:y="10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65cm" svg:y="8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15cm" svg:y="8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65cm" svg:y="9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15cm" svg:y="9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65cm" svg:y="8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15cm" svg:y="8.6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65cm" svg:y="9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15cm" svg:y="9.1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65cm" svg:y="9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15cm" svg:y="9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65cm" svg:y="10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15cm" svg:y="10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65cm" svg:y="9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15cm" svg:y="9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65cm" svg:y="10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.15cm" svg:y="10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65cm" svg:y="6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15cm" svg:y="6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65cm" svg:y="7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15cm" svg:y="7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65cm" svg:y="6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5cm" svg:y="6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65cm" svg:y="7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5cm" svg:y="7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65cm" svg:y="7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15cm" svg:y="7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65cm" svg:y="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15cm" svg:y="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65cm" svg:y="7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5cm" svg:y="7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65cm" svg:y="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5cm" svg:y="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5cm" svg:y="6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15cm" svg:y="6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5cm" svg:y="7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15cm" svg:y="7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65cm" svg:y="6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4.15cm" svg:y="6.6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65cm" svg:y="7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4.15cm" svg:y="7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5cm" svg:y="7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15cm" svg:y="7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5cm" svg:y="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15cm" svg:y="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65cm" svg:y="7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4.15cm" svg:y="7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65cm" svg:y="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4.15cm" svg:y="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65cm" svg:y="8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15cm" svg:y="8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65cm" svg:y="9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15cm" svg:y="9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65cm" svg:y="8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5cm" svg:y="8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65cm" svg:y="9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5cm" svg:y="9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65cm" svg:y="9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15cm" svg:y="9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0.65cm" svg:y="10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15cm" svg:y="10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65cm" svg:y="9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5cm" svg:y="9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65cm" svg:y="10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15cm" svg:y="10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5cm" svg:y="8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15cm" svg:y="8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5cm" svg:y="9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15cm" svg:y="9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65cm" svg:y="8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4.15cm" svg:y="8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65cm" svg:y="9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4.15cm" svg:y="9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5cm" svg:y="9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15cm" svg:y="9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65cm" svg:y="10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15cm" svg:y="10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65cm" svg:y="9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4.15cm" svg:y="9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3.65cm" svg:y="10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4.15cm" svg:y="10.13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32cm" svg:y1="2.633cm" svg:x2="6.32cm" svg:y2="10.633cm">
          <text:p text:style-name="P5">N0_C</text:p>
          <text:p text:style-name="P5"/>
        </draw:line>
        <draw:line draw:style-name="gr5" draw:text-style-name="P6" draw:layer="layout" svg:x1="14.637cm" svg:y1="2.312cm" svg:x2="6.637cm" svg:y2="2.312cm">
          <text:p/>
        </draw:line>
        <draw:frame draw:style-name="gr6" draw:text-style-name="P7" draw:layer="layout" svg:width="3.434cm" svg:height="0.962cm" svg:x="8.915cm" svg:y="1.336cm">
          <draw:text-box>
            <text:p>N1_C=16</text:p>
          </draw:text-box>
        </draw:frame>
        <draw:frame draw:style-name="gr7" draw:text-style-name="P7" draw:layer="layout" svg:width="3.32cm" svg:height="0.962cm" svg:x="3.238cm" svg:y="6.163cm">
          <draw:text-box>
            <text:p>N0_C=16</text:p>
          </draw:text-box>
        </draw:frame>
        <draw:line draw:style-name="gr5" draw:text-style-name="P6" draw:layer="layout" svg:x1="14.985cm" svg:y1="2.633cm" svg:x2="14.985cm" svg:y2="10.633cm">
          <text:p/>
        </draw:line>
        <draw:frame draw:style-name="gr8" draw:text-style-name="P7" draw:layer="layout" svg:width="2.034cm" svg:height="0.962cm" svg:x="15.102cm" svg:y="6.148cm">
          <draw:text-box>
            <text:p>D0=2</text:p>
          </draw:text-box>
        </draw:frame>
        <draw:frame draw:style-name="gr8" draw:text-style-name="P7" draw:layer="layout" svg:width="2.034cm" svg:height="0.962cm" svg:x="9.636cm" svg:y="10.948cm">
          <draw:text-box>
            <text:p>D1=2</text:p>
          </draw:text-box>
        </draw:frame>
        <draw:line draw:style-name="gr5" draw:text-style-name="P6" draw:layer="layout" svg:x1="14.637cm" svg:y1="10.978cm" svg:x2="6.637cm" svg:y2="10.9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3T14:50:04.684376461</meta:creation-date>
    <dc:date>2022-08-03T15:18:35.138011175</dc:date>
    <meta:editing-duration>PT9M10S</meta:editing-duration>
    <meta:editing-cycles>3</meta:editing-cycles>
    <meta:generator>LibreOffice/7.3.4.2$Linux_X86_64 LibreOffice_project/30$Build-2</meta:generator>
    <meta:document-statistic meta:object-count="264"/>
  </office:meta>
</office:document-meta>
</file>